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pitch="variable"/>
    <style:font-face style:name="HelveticaNeue-Bold" svg:font-family="HelveticaNeue-Bold" style:font-pitch="variable"/>
    <style:font-face style:name="HelveticaNeue1" svg:font-family="Helvetica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enlo-Regular" svg:font-family="Menlo-Regular"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text-properties officeooo:rsid="008687e7" officeooo:paragraph-rsid="008687e7"/>
    </style:style>
    <style:style style:name="P2" style:family="paragraph" style:parent-style-name="Text_20_body">
      <style:text-properties officeooo:rsid="001bb0fb" officeooo:paragraph-rsid="0071f69b"/>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Text_20_body">
      <style:text-properties officeooo:rsid="0075d57d" officeooo:paragraph-rsid="0075d57d"/>
    </style:style>
    <style:style style:name="P6" style:family="paragraph" style:parent-style-name="Heading_20_1">
      <style:paragraph-properties fo:break-before="page"/>
      <style:text-properties officeooo:rsid="009d638e" officeooo:paragraph-rsid="009d638e"/>
    </style:style>
    <style:style style:name="P7" style:family="paragraph" style:parent-style-name="Text_20_body">
      <style:text-properties fo:font-weight="bold" officeooo:rsid="009c9222" officeooo:paragraph-rsid="009c9222" style:font-weight-asian="bold" style:font-weight-complex="bold"/>
    </style:style>
    <style:style style:name="P8" style:family="paragraph" style:parent-style-name="Text_20_body">
      <style:text-properties fo:font-weight="bold" officeooo:rsid="009eb9b5" officeooo:paragraph-rsid="009eb9b5" style:font-weight-asian="bold" style:font-weight-complex="bold"/>
    </style:style>
    <style:style style:name="P9" style:family="paragraph" style:parent-style-name="Text_20_body">
      <style:text-properties fo:font-weight="bold" officeooo:rsid="009d638e" officeooo:paragraph-rsid="009d638e" style:font-weight-asian="bold" style:font-weight-complex="bold"/>
    </style:style>
    <style:style style:name="P10" style:family="paragraph" style:parent-style-name="Text_20_body">
      <style:text-properties fo:font-weight="bold" officeooo:rsid="009fb32e" officeooo:paragraph-rsid="009fb32e" style:font-weight-asian="bold" style:font-weight-complex="bold"/>
    </style:style>
    <style:style style:name="P11" style:family="paragraph" style:parent-style-name="Text_20_body">
      <style:text-properties fo:font-weight="normal" officeooo:rsid="009eb9b5" officeooo:paragraph-rsid="009eb9b5" style:font-weight-asian="normal" style:font-weight-complex="normal"/>
    </style:style>
    <style:style style:name="P12" style:family="paragraph" style:parent-style-name="Text_20_body" style:list-style-name="L1">
      <style:text-properties fo:font-weight="normal" officeooo:rsid="009eb9b5" officeooo:paragraph-rsid="009eb9b5" style:font-weight-asian="normal" style:font-weight-complex="normal"/>
    </style:style>
    <style:style style:name="P13" style:family="paragraph" style:parent-style-name="Text_20_body">
      <style:text-properties officeooo:rsid="009fb32e" officeooo:paragraph-rsid="009fb32e"/>
    </style:style>
    <style:style style:name="P14" style:family="paragraph" style:parent-style-name="Text_20_body">
      <style:text-properties fo:font-weight="bold" officeooo:rsid="00acae9b" officeooo:paragraph-rsid="00acae9b" style:font-weight-asian="bold" style:font-weight-complex="bold"/>
    </style:style>
    <style:style style:name="P15" style:family="paragraph" style:parent-style-name="Text_20_body">
      <style:text-properties fo:font-weight="normal" officeooo:rsid="00acae9b" officeooo:paragraph-rsid="00acae9b" style:font-weight-asian="normal" style:font-weight-complex="normal"/>
    </style:style>
    <style:style style:name="P16" style:family="paragraph" style:parent-style-name="Text_20_body" style:list-style-name="L2">
      <style:text-properties officeooo:rsid="00acae9b" officeooo:paragraph-rsid="00acae9b"/>
    </style:style>
    <style:style style:name="P17" style:family="paragraph" style:parent-style-name="Text_20_body">
      <style:text-properties fo:font-weight="bold" officeooo:rsid="00af3e24" officeooo:paragraph-rsid="00af3e24" style:font-weight-asian="bold" style:font-weight-complex="bold"/>
    </style:style>
    <style:style style:name="P18" style:family="paragraph" style:parent-style-name="Text_20_body">
      <style:text-properties fo:font-weight="normal" officeooo:rsid="00af3e24" officeooo:paragraph-rsid="00af3e24" style:font-weight-asian="normal" style:font-weight-complex="normal"/>
    </style:style>
    <style:style style:name="P19" style:family="paragraph" style:parent-style-name="Heading_20_1">
      <style:text-properties officeooo:rsid="008e03ae" officeooo:paragraph-rsid="009c9222"/>
    </style:style>
    <style:style style:name="P20" style:family="paragraph" style:parent-style-name="Text_20_body">
      <style:text-properties officeooo:rsid="008f1282" officeooo:paragraph-rsid="008f1282"/>
    </style:style>
    <style:style style:name="P21" style:family="paragraph" style:parent-style-name="Text_20_body">
      <style:text-properties officeooo:rsid="008a6892" officeooo:paragraph-rsid="008a6892"/>
    </style:style>
    <style:style style:name="P22" style:family="paragraph" style:parent-style-name="Text_20_body">
      <style:text-properties style:font-name="Liberation Serif"/>
    </style:style>
    <style:style style:name="P23" style:family="paragraph" style:parent-style-name="Text_20_body">
      <style:text-properties officeooo:rsid="008c376a" officeooo:paragraph-rsid="008c376a"/>
    </style:style>
    <style:style style:name="P24" style:family="paragraph" style:parent-style-name="Text_20_body">
      <style:text-properties officeooo:rsid="008d2e03" officeooo:paragraph-rsid="008d2e03"/>
    </style:style>
    <style:style style:name="P25" style:family="paragraph" style:parent-style-name="Text_20_body">
      <style:text-properties officeooo:rsid="008e03ae" officeooo:paragraph-rsid="008e03ae"/>
    </style:style>
    <style:style style:name="P26" style:family="paragraph" style:parent-style-name="Text_20_body">
      <style:text-properties fo:font-weight="bold" officeooo:rsid="008d2e03" officeooo:paragraph-rsid="008d2e03" style:font-weight-asian="bold" style:font-weight-complex="bold"/>
    </style:style>
    <style:style style:name="P27" style:family="paragraph" style:parent-style-name="Text_20_body">
      <style:text-properties fo:font-weight="bold" officeooo:rsid="008e03ae" officeooo:paragraph-rsid="008e03ae" style:font-weight-asian="bold" style:font-weight-complex="bold"/>
    </style:style>
    <style:style style:name="P28" style:family="paragraph" style:parent-style-name="Text_20_body">
      <style:text-properties style:font-name="Liberation Serif" fo:font-weight="bold" officeooo:paragraph-rsid="008e03ae" style:font-weight-asian="bold" style:font-weight-complex="bold"/>
    </style:style>
    <style:style style:name="P29" style:family="paragraph" style:parent-style-name="Text_20_body">
      <style:text-properties style:font-name="Liberation Serif" officeooo:rsid="008e03ae" officeooo:paragraph-rsid="008e03ae"/>
    </style:style>
    <style:style style:name="P30" style:family="paragraph" style:parent-style-name="Text_20_body">
      <style:text-properties officeooo:paragraph-rsid="008e03ae"/>
    </style:style>
    <style:style style:name="P31" style:family="paragraph" style:parent-style-name="Text_20_body">
      <style:text-properties officeooo:rsid="008f4abd" officeooo:paragraph-rsid="008f4abd"/>
    </style:style>
    <style:style style:name="P32" style:family="paragraph" style:parent-style-name="Standard">
      <style:text-properties fo:color="#000000" loext:opacity="100%" style:font-name="HelveticaNeue" fo:font-size="12pt" style:text-underline-style="none" fo:font-weight="normal" style:font-size-asian="12pt" style:font-weight-asian="normal"/>
    </style:style>
    <style:style style:name="P33" style:family="paragraph" style:parent-style-name="Text_20_body">
      <style:text-properties officeooo:paragraph-rsid="00936006"/>
    </style:style>
    <style:style style:name="P34" style:family="paragraph" style:parent-style-name="Text_20_body">
      <style:text-properties officeooo:rsid="00936006" officeooo:paragraph-rsid="00936006"/>
    </style:style>
    <style:style style:name="P35" style:family="paragraph" style:parent-style-name="Text_20_body">
      <style:text-properties fo:font-weight="bold" officeooo:rsid="00936006" officeooo:paragraph-rsid="00936006" style:font-weight-asian="bold" style:font-weight-complex="bold"/>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style:font-name="Liberation Serif1" fo:font-weight="bold" style:font-weight-asian="bold" style:font-weight-complex="bold"/>
    </style:style>
    <style:style style:name="P38" style:family="paragraph" style:parent-style-name="Text_20_body">
      <style:text-properties fo:font-weight="bold" officeooo:rsid="00950524" officeooo:paragraph-rsid="00950524" style:font-weight-asian="bold" style:font-weight-complex="bold"/>
    </style:style>
    <style:style style:name="P39" style:family="paragraph" style:parent-style-name="CODE" style:list-style-name="L3">
      <style:text-properties officeooo:rsid="00950524" officeooo:paragraph-rsid="00950524"/>
    </style:style>
    <style:style style:name="P40" style:family="paragraph" style:parent-style-name="CODE" style:list-style-name="L3"/>
    <style:style style:name="P41" style:family="paragraph" style:parent-style-name="CODE" style:list-style-name="L4"/>
    <style:style style:name="P42" style:family="paragraph" style:parent-style-name="Text_20_body">
      <style:text-properties officeooo:rsid="00980368" officeooo:paragraph-rsid="00980368"/>
    </style:style>
    <style:style style:name="P43" style:family="paragraph" style:parent-style-name="Text_20_body">
      <style:text-properties fo:font-weight="bold" officeooo:rsid="00980368" officeooo:paragraph-rsid="00980368" style:font-weight-asian="bold" style:font-weight-complex="bold"/>
    </style:style>
    <style:style style:name="P44" style:family="paragraph" style:parent-style-name="Text_20_body">
      <style:text-properties fo:font-weight="bold" officeooo:rsid="009804a1" officeooo:paragraph-rsid="009804a1" style:font-weight-asian="bold" style:font-weight-complex="bold"/>
    </style:style>
    <style:style style:name="P45" style:family="paragraph" style:parent-style-name="Text_20_body">
      <style:text-properties officeooo:paragraph-rsid="00a65bc4"/>
    </style:style>
    <style:style style:name="P46" style:family="paragraph" style:parent-style-name="Text_20_body">
      <style:text-properties officeooo:rsid="00a65bc4" officeooo:paragraph-rsid="00a65bc4"/>
    </style:style>
    <style:style style:name="P47" style:family="paragraph" style:parent-style-name="Text_20_body">
      <style:text-properties fo:font-weight="bold" officeooo:rsid="00a65bc4" officeooo:paragraph-rsid="00a65bc4" style:font-weight-asian="bold" style:font-weight-complex="bold"/>
    </style:style>
    <style:style style:name="P48" style:family="paragraph" style:parent-style-name="Heading_20_1">
      <style:paragraph-properties fo:break-before="page"/>
      <style:text-properties officeooo:paragraph-rsid="00acae9b"/>
    </style:style>
    <style:style style:name="P49" style:family="paragraph" style:parent-style-name="Text_20_body">
      <style:text-properties officeooo:rsid="00acae9b" officeooo:paragraph-rsid="00acae9b"/>
    </style:style>
    <style:style style:name="P50" style:family="paragraph" style:parent-style-name="Text_20_body">
      <style:text-properties fo:font-weight="bold" officeooo:rsid="00aef0f5" officeooo:paragraph-rsid="00aef0f5" style:font-weight-asian="bold" style:font-weight-complex="bold"/>
    </style:style>
    <style:style style:name="P51" style:family="paragraph" style:parent-style-name="Heading_20_1">
      <style:text-properties officeooo:rsid="00b6823d" officeooo:paragraph-rsid="00b6823d"/>
    </style:style>
    <style:style style:name="P52" style:family="paragraph" style:parent-style-name="Text_20_body">
      <style:text-properties officeooo:rsid="00b6823d" officeooo:paragraph-rsid="00b6823d"/>
    </style:style>
    <style:style style:name="P53" style:family="paragraph" style:parent-style-name="Text_20_body">
      <style:text-properties fo:font-weight="bold" officeooo:rsid="00b6823d" officeooo:paragraph-rsid="00b6823d" style:font-weight-asian="bold" style:font-weight-complex="bold"/>
    </style:style>
    <style:style style:name="P54" style:family="paragraph" style:parent-style-name="CODE">
      <style:text-properties officeooo:rsid="00b6823d" officeooo:paragraph-rsid="00b6823d"/>
    </style:style>
    <style:style style:name="P55" style:family="paragraph" style:parent-style-name="Text_20_body" style:list-style-name="L5"/>
    <style:style style:name="P56" style:family="paragraph" style:parent-style-name="CODE">
      <style:text-properties fo:background-color="transparent"/>
    </style:style>
    <style:style style:name="P57" style:family="paragraph" style:parent-style-name="CODE">
      <style:text-properties officeooo:paragraph-rsid="00aef0f5"/>
    </style:style>
    <style:style style:name="P58" style:family="paragraph" style:parent-style-name="Standard">
      <style:text-properties fo:color="#000000" loext:opacity="100%" style:font-name="HelveticaNeue-Bold" fo:font-size="16pt" style:text-underline-style="none" fo:font-weight="bold" style:font-size-asian="16pt" style:font-weight-asian="bold"/>
    </style:style>
    <style:style style:name="P59" style:family="paragraph" style:parent-style-name="Text_20_body">
      <style:text-properties officeooo:rsid="00b083de" officeooo:paragraph-rsid="00b083de"/>
    </style:style>
    <style:style style:name="P60" style:family="paragraph" style:parent-style-name="Text_20_body">
      <style:text-properties officeooo:rsid="00b0bc61" officeooo:paragraph-rsid="00b0bc61"/>
    </style:style>
    <style:style style:name="P61" style:family="paragraph" style:parent-style-name="Text_20_body">
      <style:text-properties fo:font-weight="bold" officeooo:rsid="00b0bc61" officeooo:paragraph-rsid="00b0bc61" style:font-weight-asian="bold" style:font-weight-complex="bold"/>
    </style:style>
    <style:style style:name="P62" style:family="paragraph" style:parent-style-name="CODE">
      <style:text-properties officeooo:paragraph-rsid="00b9d060"/>
    </style:style>
    <style:style style:name="P63" style:family="paragraph" style:parent-style-name="Text_20_body">
      <style:text-properties officeooo:paragraph-rsid="00b14c80"/>
    </style:style>
    <style:style style:name="P64" style:family="paragraph" style:parent-style-name="CODE">
      <style:text-properties officeooo:paragraph-rsid="00b14c80"/>
    </style:style>
    <style:style style:name="P65" style:family="paragraph" style:parent-style-name="Text_20_body">
      <style:text-properties fo:font-weight="bold" officeooo:rsid="00b14c80" officeooo:paragraph-rsid="00b14c80" style:font-weight-asian="bold" style:font-weight-complex="bold"/>
    </style:style>
    <style:style style:name="P66" style:family="paragraph" style:parent-style-name="Text_20_body" style:list-style-name="L6"/>
    <style:style style:name="P67" style:family="paragraph" style:parent-style-name="Text_20_body" style:list-style-name="L7"/>
    <style:style style:name="P68" style:family="paragraph" style:parent-style-name="Heading_20_1">
      <style:text-properties officeooo:rsid="00af3e24" officeooo:paragraph-rsid="00af3e24"/>
    </style:style>
    <style:style style:name="P69" style:family="paragraph" style:parent-style-name="Heading_20_1">
      <style:paragraph-properties fo:break-before="page"/>
    </style:style>
    <style:style style:name="P70" style:family="paragraph" style:parent-style-name="Text_20_body">
      <style:text-properties officeooo:rsid="00bf6d19" officeooo:paragraph-rsid="00bf6d19"/>
    </style:style>
    <style:style style:name="P71" style:family="paragraph" style:parent-style-name="Text_20_body">
      <style:text-properties officeooo:rsid="00be67bf" officeooo:paragraph-rsid="00bf6d19"/>
    </style:style>
    <style:style style:name="P72" style:family="paragraph" style:parent-style-name="Text_20_body">
      <style:text-properties officeooo:rsid="00be67bf" officeooo:paragraph-rsid="00be67bf"/>
    </style:style>
    <style:style style:name="P73" style:family="paragraph" style:parent-style-name="Text_20_body">
      <style:text-properties officeooo:rsid="00c04ed6" officeooo:paragraph-rsid="00c04ed6"/>
    </style:style>
    <style:style style:name="P74" style:family="paragraph" style:parent-style-name="Text_20_body">
      <style:text-properties fo:font-weight="bold" officeooo:rsid="00bf6d19" officeooo:paragraph-rsid="00bf6d19" style:font-weight-asian="bold" style:font-weight-complex="bold"/>
    </style:style>
    <style:style style:name="P75" style:family="paragraph" style:parent-style-name="Heading_20_1">
      <style:text-properties officeooo:paragraph-rsid="00b9d060"/>
    </style:style>
    <style:style style:name="P76" style:family="paragraph" style:parent-style-name="Text_20_body">
      <style:text-properties officeooo:rsid="00b75564" officeooo:paragraph-rsid="00b9d060"/>
    </style:style>
    <style:style style:name="P77" style:family="paragraph" style:parent-style-name="Text_20_body">
      <style:text-properties fo:font-weight="bold" officeooo:rsid="00b75564" officeooo:paragraph-rsid="00b9d060" style:font-weight-asian="bold" style:font-weight-complex="bold"/>
    </style:style>
    <style:style style:name="P78" style:family="paragraph" style:parent-style-name="Text_20_body">
      <style:text-properties officeooo:rsid="00b14c80" officeooo:paragraph-rsid="00b14c80"/>
    </style:style>
    <style:style style:name="P79" style:family="paragraph" style:parent-style-name="CODE">
      <style:paragraph-properties fo:break-before="page"/>
    </style:style>
    <style:style style:name="P80" style:family="paragraph" style:parent-style-name="Standard" style:list-style-name="">
      <style:paragraph-properties fo:line-height="100%">
        <style:tab-stops/>
      </style:paragraph-properties>
      <style:text-properties fo:color="#000000" loext:opacity="100%" style:font-name="Menlo-Regular" fo:font-size="12pt" style:text-underline-style="none" fo:font-weight="normal" officeooo:rsid="00a09e27" officeooo:paragraph-rsid="00a09e27" style:font-size-asian="12pt" style:font-weight-asian="normal"/>
    </style:style>
    <style:style style:name="P81" style:family="paragraph" style:parent-style-name="Text_20_body">
      <style:text-properties fo:font-weight="bold" officeooo:rsid="00a35abc" officeooo:paragraph-rsid="00a35abc" style:font-weight-asian="bold" style:font-weight-complex="bold"/>
    </style:style>
    <style:style style:name="P82" style:family="paragraph" style:parent-style-name="CODE">
      <style:text-properties officeooo:paragraph-rsid="00b5565d"/>
    </style:style>
    <style:style style:name="P83" style:family="paragraph" style:parent-style-name="Text_20_body">
      <style:text-properties officeooo:rsid="00b5565d" officeooo:paragraph-rsid="00b5565d"/>
    </style:style>
    <style:style style:name="P84" style:family="paragraph" style:parent-style-name="Text_20_body">
      <style:text-properties fo:font-weight="bold" officeooo:rsid="00b5565d" officeooo:paragraph-rsid="00b5565d" style:font-weight-asian="bold" style:font-weight-complex="bold"/>
    </style:style>
    <style:style style:name="P85" style:family="paragraph" style:parent-style-name="Text_20_body">
      <style:text-properties fo:font-weight="normal" officeooo:rsid="00b6823d" officeooo:paragraph-rsid="00b6823d" style:font-weight-asian="normal" style:font-weight-complex="normal"/>
    </style:style>
    <style:style style:name="P86" style:family="paragraph" style:parent-style-name="Text_20_body">
      <style:text-properties fo:font-weight="normal" officeooo:rsid="00b813d8" officeooo:paragraph-rsid="00b813d8" style:font-weight-asian="normal" style:font-weight-complex="normal"/>
    </style:style>
    <style:style style:name="T1" style:family="text">
      <style:text-properties officeooo:rsid="00b34e9f"/>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8f1282"/>
    </style:style>
    <style:style style:name="T5" style:family="text">
      <style:text-properties fo:color="#000000" loext:opacity="100%" style:font-name="HelveticaNeue-Bold" fo:font-size="18pt" style:text-underline-style="none" fo:font-weight="bold" style:font-size-asian="18pt" style:font-weight-asian="bold"/>
    </style:style>
    <style:style style:name="T6" style:family="text">
      <style:text-properties officeooo:rsid="008a6892"/>
    </style:style>
    <style:style style:name="T7" style:family="text">
      <style:text-properties fo:color="#000000" loext:opacity="100%" fo:font-size="12pt" style:text-underline-style="none" fo:font-weight="normal" officeooo:rsid="008a6892" style:font-size-asian="12pt" style:font-weight-asian="normal"/>
    </style:style>
    <style:style style:name="T8" style:family="text">
      <style:text-properties officeooo:rsid="008c376a"/>
    </style:style>
    <style:style style:name="T9" style:family="text">
      <style:text-properties officeooo:rsid="008d2e03"/>
    </style:style>
    <style:style style:name="T10" style:family="text">
      <style:text-properties fo:color="#000000" loext:opacity="100%" fo:font-size="12pt" style:text-underline-style="none" officeooo:rsid="008e03ae" style:font-size-asian="12pt"/>
    </style:style>
    <style:style style:name="T11" style:family="text">
      <style:text-properties fo:color="#000000" loext:opacity="100%" fo:font-size="12pt" style:text-underline-style="none" fo:font-weight="normal" style:font-size-asian="12pt" style:font-weight-asian="normal"/>
    </style:style>
    <style:style style:name="T12" style:family="text">
      <style:text-properties fo:color="#000000" loext:opacity="100%" style:font-name="Liberation Serif" fo:font-size="12pt" style:text-underline-style="none" fo:font-weight="normal" officeooo:rsid="008e03ae" style:font-size-asian="12pt" style:font-weight-asian="normal"/>
    </style:style>
    <style:style style:name="T13" style:family="text">
      <style:text-properties fo:color="#000000" loext:opacity="100%" style:font-name="Liberation Serif" fo:font-size="12pt" style:text-underline-style="none" fo:font-weight="bold" style:font-size-asian="12pt" style:font-weight-asian="bold"/>
    </style:style>
    <style:style style:name="T14" style:family="text">
      <style:text-properties fo:color="#000000" loext:opacity="100%" style:font-name="Liberation Serif" fo:font-size="12pt" style:text-underline-style="none" fo:font-weight="normal" officeooo:rsid="008e03ae" style:font-size-asian="12pt" style:font-weight-asian="normal" style:font-weight-complex="normal"/>
    </style:style>
    <style:style style:name="T15" style:family="text">
      <style:text-properties fo:color="#000000" loext:opacity="100%" style:font-name="Liberation Serif" fo:font-size="12pt" style:text-underline-style="none" fo:font-weight="bold" officeooo:rsid="008e03ae" style:font-size-asian="12pt" style:font-weight-asian="bold"/>
    </style:style>
    <style:style style:name="T16" style:family="text">
      <style:text-properties fo:color="#000000" loext:opacity="100%" style:font-name="Liberation Serif" fo:font-size="12pt" style:text-underline-style="none" fo:font-weight="normal" style:font-size-asian="12pt" style:font-weight-asian="normal"/>
    </style:style>
    <style:style style:name="T17" style:family="text">
      <style:text-properties fo:color="#000000" loext:opacity="100%" style:font-name="HelveticaNeue-Bold" fo:font-size="16pt" style:text-underline-style="none" fo:font-weight="bold" style:font-size-asian="16pt" style:font-weight-asian="bold"/>
    </style:style>
    <style:style style:name="T18" style:family="text">
      <style:text-properties officeooo:rsid="008f4abd"/>
    </style:style>
    <style:style style:name="T19" style:family="text">
      <style:text-properties fo:color="#000000" loext:opacity="100%" style:font-name="HelveticaNeue" fo:font-size="12pt" style:text-underline-style="none" fo:font-weight="normal" style:font-size-asian="12pt" style:font-weight-asian="normal"/>
    </style:style>
    <style:style style:name="T20" style:family="text">
      <style:text-properties officeooo:rsid="00af3e24"/>
    </style:style>
    <style:style style:name="T21" style:family="text">
      <style:text-properties officeooo:rsid="00936006"/>
    </style:style>
    <style:style style:name="T22" style:family="text">
      <style:text-properties fo:color="#000000" loext:opacity="100%" style:font-name="HelveticaNeue-Bold" fo:font-size="12pt" style:text-underline-style="none" style:font-size-asian="12pt"/>
    </style:style>
    <style:style style:name="T23" style:family="text">
      <style:text-properties fo:color="#000000" loext:opacity="100%" style:font-name="Menlo-Regular" fo:font-size="12pt" style:text-underline-style="none" fo:font-weight="normal" style:font-size-asian="12pt" style:font-weight-asian="normal"/>
    </style:style>
    <style:style style:name="T24" style:family="text">
      <style:text-properties fo:color="#000000" loext:opacity="100%" fo:font-size="12pt" style:text-underline-style="none" officeooo:rsid="00936006" style:font-size-asian="12pt"/>
    </style:style>
    <style:style style:name="T25" style:family="text">
      <style:text-properties style:font-name="Liberation Serif1" officeooo:rsid="00936006"/>
    </style:style>
    <style:style style:name="T26" style:family="text">
      <style:text-properties fo:color="#000000" loext:opacity="100%" style:font-name="Liberation Serif1" fo:font-size="12pt" style:text-underline-style="none" fo:font-weight="normal" officeooo:rsid="00936006" style:font-size-asian="12pt" style:font-weight-asian="normal"/>
    </style:style>
    <style:style style:name="T27" style:family="text">
      <style:text-properties fo:color="#000000" loext:opacity="100%" style:font-name="Liberation Serif1" fo:font-size="12pt" style:text-underline-style="none" fo:font-weight="normal" officeooo:rsid="00946afe" style:font-size-asian="12pt" style:font-weight-asian="normal"/>
    </style:style>
    <style:style style:name="T28" style:family="text">
      <style:text-properties officeooo:rsid="00950524"/>
    </style:style>
    <style:style style:name="T29" style:family="text">
      <style:text-properties officeooo:rsid="009804a1"/>
    </style:style>
    <style:style style:name="T30" style:family="text">
      <style:text-properties fo:color="#000000" loext:opacity="100%" style:font-name="HelveticaNeue" fo:font-size="12pt" style:text-underline-style="none" style:font-size-asian="12pt"/>
    </style:style>
    <style:style style:name="T31" style:family="text">
      <style:text-properties officeooo:rsid="00b083de"/>
    </style:style>
    <style:style style:name="T32" style:family="text">
      <style:text-properties fo:color="#000000" loext:opacity="100%" style:text-underline-style="none" fo:font-weight="normal" officeooo:rsid="00b083de" style:font-weight-asian="normal"/>
    </style:style>
    <style:style style:name="T33" style:family="text">
      <style:text-properties officeooo:rsid="00acae9b"/>
    </style:style>
    <style:style style:name="T34" style:family="text">
      <style:text-properties officeooo:rsid="00aef0f5"/>
    </style:style>
    <style:style style:name="T35" style:family="text">
      <style:text-properties officeooo:rsid="00aef0f5" fo:background-color="transparent" loext:char-shading-value="0"/>
    </style:style>
    <style:style style:name="T36" style:family="text">
      <style:text-properties fo:color="#000000" loext:opacity="100%" style:font-name="Menlo-Regular" fo:font-size="12pt" style:text-underline-style="none" fo:font-weight="normal" officeooo:rsid="00aef0f5" style:font-size-asian="12pt" style:font-weight-asian="normal"/>
    </style:style>
    <style:style style:name="T37" style:family="text">
      <style:text-properties officeooo:rsid="00b14c80"/>
    </style:style>
    <style:style style:name="T38" style:family="text">
      <style:text-properties fo:font-weight="bold" officeooo:rsid="00c04ed6" style:font-weight-asian="bold" style:font-weight-complex="bold"/>
    </style:style>
    <style:style style:name="T39" style:family="text">
      <style:text-properties officeooo:rsid="00b75564"/>
    </style:style>
    <style:style style:name="T40" style:family="text">
      <style:text-properties officeooo:rsid="00b5017e"/>
    </style:style>
    <style:style style:name="T41" style:family="text">
      <style:text-properties officeooo:rsid="00a21eda"/>
    </style:style>
    <style:style style:name="T42" style:family="text">
      <style:text-properties officeooo:rsid="00bb7f68"/>
    </style:style>
    <style:style style:name="T43" style:family="text">
      <style:text-properties officeooo:rsid="00b5565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 to Linux for AI Projec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5_192542152" text:style-name="Index_20_Link" text:visited-style-name="Index_20_Link">Warnings<text:tab/>2</text:a></text:p>
          <text:p text:style-name="P3"><text:a xlink:type="simple" xlink:href="#__RefHeading___Toc1917_529277545" text:style-name="Index_20_Link" text:visited-style-name="Index_20_Link">Why Linux for AI?<text:tab/>3</text:a></text:p>
          <text:p text:style-name="P3"><text:a xlink:type="simple" xlink:href="#__RefHeading___Toc657_529277545" text:style-name="Index_20_Link" text:visited-style-name="Index_20_Link">What is Linux?<text:tab/>3</text:a></text:p>
          <text:p text:style-name="P4"><text:a xlink:type="simple" xlink:href="#__RefHeading___Toc659_529277545" text:style-name="Index_20_Link" text:visited-style-name="Index_20_Link">Unix<text:tab/>3</text:a></text:p>
          <text:p text:style-name="P4"><text:a xlink:type="simple" xlink:href="#__RefHeading___Toc661_529277545" text:style-name="Index_20_Link" text:visited-style-name="Index_20_Link">GNU<text:tab/>4</text:a></text:p>
          <text:p text:style-name="P4"><text:a xlink:type="simple" xlink:href="#__RefHeading___Toc663_529277545" text:style-name="Index_20_Link" text:visited-style-name="Index_20_Link">Linux Kernel<text:tab/>4</text:a></text:p>
          <text:p text:style-name="P4"><text:a xlink:type="simple" xlink:href="#__RefHeading___Toc665_529277545" text:style-name="Index_20_Link" text:visited-style-name="Index_20_Link">GNU Linux<text:tab/>4</text:a></text:p>
          <text:p text:style-name="P4"><text:a xlink:type="simple" xlink:href="#__RefHeading___Toc667_529277545" text:style-name="Index_20_Link" text:visited-style-name="Index_20_Link">Forks and Distros<text:tab/>4</text:a></text:p>
          <text:p text:style-name="P4"><text:a xlink:type="simple" xlink:href="#__RefHeading___Toc669_529277545" text:style-name="Index_20_Link" text:visited-style-name="Index_20_Link">Shells<text:tab/>4</text:a></text:p>
          <text:p text:style-name="P4"><text:a xlink:type="simple" xlink:href="#__RefHeading___Toc671_529277545" text:style-name="Index_20_Link" text:visited-style-name="Index_20_Link">Server vs Desktop<text:tab/>5</text:a></text:p>
          <text:p text:style-name="P4"><text:a xlink:type="simple" xlink:href="#__RefHeading___Toc1381_529277545" text:style-name="Index_20_Link" text:visited-style-name="Index_20_Link">LTS - Long Term Support<text:tab/>5</text:a></text:p>
          <text:p text:style-name="P3"><text:a xlink:type="simple" xlink:href="#__RefHeading___Toc673_529277545" text:style-name="Index_20_Link" text:visited-style-name="Index_20_Link">Installing Linux<text:tab/>5</text:a></text:p>
          <text:p text:style-name="P3"><text:a xlink:type="simple" xlink:href="#__RefHeading___Toc677_529277545" text:style-name="Index_20_Link" text:visited-style-name="Index_20_Link">Desktop Demo<text:tab/>6</text:a></text:p>
          <text:p text:style-name="P3"><text:a xlink:type="simple" xlink:href="#__RefHeading___Toc679_529277545" text:style-name="Index_20_Link" text:visited-style-name="Index_20_Link">SSH<text:tab/>6</text:a></text:p>
          <text:p text:style-name="P3"><text:a xlink:type="simple" xlink:href="#__RefHeading___Toc681_529277545" text:style-name="Index_20_Link" text:visited-style-name="Index_20_Link">sudo<text:tab/>7</text:a></text:p>
          <text:p text:style-name="P3"><text:a xlink:type="simple" xlink:href="#__RefHeading___Toc683_529277545" text:style-name="Index_20_Link" text:visited-style-name="Index_20_Link">Installing Apps<text:tab/>7</text:a></text:p>
          <text:p text:style-name="P3"><text:a xlink:type="simple" xlink:href="#__RefHeading___Toc685_529277545" text:style-name="Index_20_Link" text:visited-style-name="Index_20_Link">Nano<text:tab/>8</text:a></text:p>
          <text:p text:style-name="P3"><text:a xlink:type="simple" xlink:href="#__RefHeading___Toc687_529277545" text:style-name="Index_20_Link" text:visited-style-name="Index_20_Link">Services<text:tab/>8</text:a></text:p>
          <text:p text:style-name="P4"><text:a xlink:type="simple" xlink:href="#__RefHeading___Toc1617_529277545" text:style-name="Index_20_Link" text:visited-style-name="Index_20_Link">service vs systemctl<text:tab/>8</text:a></text:p>
          <text:p text:style-name="P3"><text:a xlink:type="simple" xlink:href="#__RefHeading___Toc689_529277545" text:style-name="Index_20_Link" text:visited-style-name="Index_20_Link">Security - Users and Groups<text:tab/>9</text:a></text:p>
          <text:p text:style-name="P3"><text:a xlink:type="simple" xlink:href="#__RefHeading___Toc691_529277545" text:style-name="Index_20_Link" text:visited-style-name="Index_20_Link">Directory Structure<text:tab/>10</text:a></text:p>
          <text:p text:style-name="P3"><text:a xlink:type="simple" xlink:href="#__RefHeading___Toc2237_529277545" text:style-name="Index_20_Link" text:visited-style-name="Index_20_Link">Cat and Writing to Files<text:tab/>12</text:a></text:p>
          <text:p text:style-name="P3"><text:a xlink:type="simple" xlink:href="#__RefHeading___Toc3235_529277545" text:style-name="Index_20_Link" text:visited-style-name="Index_20_Link">ip<text:tab/>12</text:a></text:p>
          <text:p text:style-name="P3"><text:a xlink:type="simple" xlink:href="#__RefHeading___Toc693_529277545" text:style-name="Index_20_Link" text:visited-style-name="Index_20_Link">find<text:tab/>12</text:a></text:p>
          <text:p text:style-name="P3"><text:a xlink:type="simple" xlink:href="#__RefHeading___Toc695_529277545" text:style-name="Index_20_Link" text:visited-style-name="Index_20_Link">grep<text:tab/>13</text:a></text:p>
          <text:p text:style-name="P3"><text:a xlink:type="simple" xlink:href="#__RefHeading___Toc697_529277545" text:style-name="Index_20_Link" text:visited-style-name="Index_20_Link">top<text:tab/>13</text:a></text:p>
          <text:p text:style-name="P3"><text:a xlink:type="simple" xlink:href="#__RefHeading___Toc3357_529277545" text:style-name="Index_20_Link" text:visited-style-name="Index_20_Link">UFW<text:tab/>13</text:a></text:p>
          <text:p text:style-name="P3"><text:a xlink:type="simple" xlink:href="#__RefHeading___Toc2344_529277545" text:style-name="Index_20_Link" text:visited-style-name="Index_20_Link">Mount<text:tab/>14</text:a></text:p>
          <text:p text:style-name="P3"><text:a xlink:type="simple" xlink:href="#__RefHeading___Toc3237_529277545" text:style-name="Index_20_Link" text:visited-style-name="Index_20_Link">Shutdown and Reboot<text:tab/>14</text:a></text:p>
          <text:p text:style-name="P3"><text:a xlink:type="simple" xlink:href="#__RefHeading___Toc1919_529277545" text:style-name="Index_20_Link" text:visited-style-name="Index_20_Link">LAB - Top<text:tab/>15</text:a></text:p>
          <text:p text:style-name="P3"><text:a xlink:type="simple" xlink:href="#__RefHeading___Toc1921_529277545" text:style-name="Index_20_Link" text:visited-style-name="Index_20_Link">LAB - Ping<text:tab/>17</text:a></text:p>
          <text:p text:style-name="P3"><text:a xlink:type="simple" xlink:href="#__RefHeading___Toc3239_529277545" text:style-name="Index_20_Link" text:visited-style-name="Index_20_Link">Lab - Install Ubuntu on VM<text:tab/>19</text:a></text:p>
        </text:index-body>
      </text:table-of-content>
      <text:p text:style-name="Text_20_body"/>
      <text:p text:style-name="P5">This class teaches <text:span text:style-name="T1">the basic concepts of Linux administration for building AI projects.</text:span></text:p>
      <text:h text:style-name="P6" text:outline-level="1"><text:bookmark-start text:name="__RefHeading___Toc315_192542152"/>Warnings<text:bookmark-end text:name="__RefHeading___Toc315_192542152"/></text:h>
      <text:p text:style-name="P7">Capitalization</text:p>
      <text:p text:style-name="P8"><text:span text:style-name="T2">Capitalization in Linux matters.</text:span> FILE, File, file and filE are all different.</text:p>
      <text:p text:style-name="P9">Is "Open Source" Free?</text:p>
      <text:p text:style-name="P8"><text:span text:style-name="T2">A common refrain is that Open Source software is "free".</text:span> <text:span text:style-name="T2">This can be confusing at best. Companies like Red Hat make their OS "free" but access not necessary files can be behind a paywall or require a maintenance contract.</text:span></text:p>
      <text:p text:style-name="P10">Is "Open Source" Secure</text:p>
      <text:p text:style-name="P10"><text:span text:style-name="T2">No...</text:span></text:p>
      <text:p text:style-name="P9">Standardization</text:p>
      <text:p text:style-name="P11">There are as many versions of Linux as there are stars in the sky. <text:s/>Find one that works well, has good support, and you have the institutional knowledge to maintain and stick with it. 20 different versions of Linux without reason is a misery to support.</text:p>
      <text:p text:style-name="P9">TCO and Linux vs Others</text:p>
      <text:p text:style-name="P11">It is claimed that Linux is cheaper than Windows or MacOS. This is only true on the actual software front. Make sure to account for maintenance and support during the lifetime of the project. Expensive contractors and additional time can drive the cost of Linux far past the cost of Windows.</text:p>
      <text:p text:style-name="P9">Maintenance Contracts</text:p>
      <text:p text:style-name="P11">Companies like Red Hat and Canonical provide support contracts where they can provide help over the phone or even SSH into your servers for break/fix support.</text:p>
      <text:list text:style-name="L1">
        <text:list-item>
          <text:p text:style-name="P12"><text:a xlink:type="simple" xlink:href="https://ubuntu.com/support" text:style-name="Internet_20_link" text:visited-style-name="Visited_20_Internet_20_Link">https://ubuntu.com/support</text:a></text:p>
        </text:list-item>
        <text:list-item>
          <text:p text:style-name="P12"><text:a xlink:type="simple" xlink:href="https://www.redhat.com/en/about/value-of-Red-Hat" text:style-name="Internet_20_link" text:visited-style-name="Visited_20_Internet_20_Link">https://www.redhat.com/en/about/value-of-Red-Hat</text:a></text:p>
        </text:list-item>
      </text:list>
      <text:p text:style-name="P9">x86 vs ARM Processors</text:p>
      <text:p text:style-name="P13">There are versions of most Linux Distros for both x86 (Intel) and ARM processors. Standard Linux software should run fine on ARM with no problem. You might run into issues with some specific software.</text:p>
      <text:p text:style-name="P13">Apple M series computers use ARM processors. <text:s/>If you want to virtualize Linux in a VM (Virtual Machine) using VirtualBox or VMWare Fusion you'll need to use the ARM version of Linux. Parallels can emulate x86 on ARM, but has a subscription fee.</text:p>
      <text:p text:style-name="P14"/>
      <text:p text:style-name="P14"/>
      <text:p text:style-name="P14"><text:soft-page-break/>Exiting</text:p>
      <text:p text:style-name="P15">Ending the execution of scripts or exiting programs can be confusing in Linux. The following are the most common commands to exit.</text:p>
      <text:list text:style-name="L2">
        <text:list-item>
          <text:p text:style-name="P16"><text:span text:style-name="T3">Control + C</text:span> - Ends currently running program</text:p>
        </text:list-item>
        <text:list-item>
          <text:p text:style-name="P16"><text:span text:style-name="T3">Control + X</text:span> = Exits software</text:p>
        </text:list-item>
        <text:list-item>
          <text:p text:style-name="P16"><text:span text:style-name="T3">:q </text:span>- Exits text editors</text:p>
        </text:list-item>
      </text:list>
      <text:p text:style-name="P17">Start with the GUI/Desktop Version</text:p>
      <text:p text:style-name="P18">The GUI versions of Linux have tools that will make administration and use easier for new users. Being able to easily connect to WiFi and mounting USB drives are a couple of many things that are easier. Learn the CLI from within the Terminal of the Desktop version and then move to the Server version.</text:p>
      <text:h text:style-name="P19" text:outline-level="1"><text:bookmark-start text:name="__RefHeading___Toc1917_529277545"/>Why Linux for AI?<text:bookmark-end text:name="__RefHeading___Toc1917_529277545"/></text:h>
      <text:p text:style-name="Text_20_body">You can run LLM's and models on Linux machines using low cost hardware, or be able to get better performance using<text:span text:style-name="T4"> Linux as the operating system. Many open source products either only work on Linux, or work better on the OS.</text:span></text:p>
      <text:p text:style-name="Text_20_body">Additionally when building "AI" projects you'll need to build an overall tech stack. <text:s/>With Linux you can build Database Servers, File Servers, Caching Servers and spin up isolated servers to provide functionality to your AI system. This allows for better security, and easier maintenance than if everything is running on a single box.</text:p>
      <text:p text:style-name="P20">Familiarity with Linux Administration is a requirement for tech professionals in "current day".</text:p>
      <text:h text:style-name="Heading_20_1" text:outline-level="1"><text:bookmark-start text:name="__RefHeading___Toc657_529277545"/>What is Linux?<text:bookmark-end text:name="__RefHeading___Toc657_529277545"/><text:span text:style-name="T5"/></text:h>
      <text:p text:style-name="P21">Linux is an Operating System that is used as the backbone of the Internet and for IoT devices. <text:s/>It is "open source" which generally means that it is free to use, and the code is reabable and able to be modified.</text:p>
      <text:h text:style-name="Heading_20_2" text:outline-level="2"><text:bookmark-start text:name="__RefHeading___Toc659_529277545"/>Unix<text:bookmark-end text:name="__RefHeading___Toc659_529277545"/></text:h>
      <text:p text:style-name="Text_20_body">Unix was/ is a proprietary operating system that was used for industrial and corporate operations.<text:span text:style-name="T6"> It was invented at Bell Labs in 1969.</text:span></text:p>
      <text:p text:style-name="P21">It is still used in production environments by companies such as Oracle and HP. MacOS is a version of Unix. </text:p>
      <text:h text:style-name="Heading_20_2" text:outline-level="2"><text:bookmark-start text:name="__RefHeading___Toc661_529277545"/><text:soft-page-break/>GNU<text:bookmark-end text:name="__RefHeading___Toc661_529277545"/></text:h>
      <text:p text:style-name="Text_20_body">GNU was a project <text:span text:style-name="T6">by Richard Stallman </text:span>to develop Unix like tools for a free and open ecosystem<text:span text:style-name="T6"> that was started at MIT in 1983.</text:span></text:p>
      <text:h text:style-name="Heading_20_2" text:outline-level="2"><text:bookmark-start text:name="__RefHeading___Toc663_529277545"/>Linux Kernel<text:bookmark-end text:name="__RefHeading___Toc663_529277545"/></text:h>
      <text:p text:style-name="P22">Linux Kernel allows software to interact with hardware<text:span text:style-name="T7"> and was created by Linus Torvalds in 1991. It is not an operating system on its own.</text:span></text:p>
      <text:h text:style-name="Heading_20_2" text:outline-level="2"><text:bookmark-start text:name="__RefHeading___Toc665_529277545"/>GNU Linux<text:bookmark-end text:name="__RefHeading___Toc665_529277545"/></text:h>
      <text:p text:style-name="Text_20_body">GNU Linux <text:span text:style-name="T8">was created in 1992 by </text:span>combining the Linux Kernel with the GNU tools to create the OS you think of as "Linux".</text:p>
      <text:h text:style-name="Heading_20_2" text:outline-level="2"><text:bookmark-start text:name="__RefHeading___Toc667_529277545"/>Forks and Distros<text:bookmark-end text:name="__RefHeading___Toc667_529277545"/></text:h>
      <text:p text:style-name="Text_20_body">Linux is <text:span text:style-name="T8">Open Source</text:span> and anyone can modify it as they see fit.</text:p>
      <text:p text:style-name="Text_20_body">Forks are major deviations in core components. <text:s/>The major forks are Debian and Red Hat. <text:s/>Even the most basic tasks may default to different tools. <text:s/>Such as apt vs yum<text:span text:style-name="T8">/dnf</text:span>.</text:p>
      <text:p text:style-name="Text_20_body">Distros are small changes to a fork. <text:s/>This may be a difference in shells, standard package of installed software.</text:p>
      <text:p text:style-name="Text_20_body">Ubuntu and PiOS are Distros of the Debian Fork. <text:s/>PiOS ships with support for GPIO pins, and the additional hardware on Raspberry Pi computers.</text:p>
      <text:h text:style-name="Heading_20_2" text:outline-level="2"><text:bookmark-start text:name="__RefHeading___Toc669_529277545"/>Shells<text:bookmark-end text:name="__RefHeading___Toc669_529277545"/></text:h>
      <text:p text:style-name="Text_20_body">Shells are the interactive environment you use to control the computer. <text:s/>GUI Shells include GNOME, KDE, XFCE<text:span text:style-name="T8">. These will allow you to interact with the GUI differently and provide different functionality.</text:span></text:p>
      <text:p text:style-name="P23">KDE looks like a "modern" operating system, but requires a lot of RAM to run. <text:s/><text:span text:style-name="T9">XFCE is a lightweight GUI that looks like it is from 1992.</text:span></text:p>
      <text:p text:style-name="Text_20_body">The command line can also use different shells. <text:s/>The standard CLI shell is BASH (Borne Again Shell), there is also ZSH, Fish, KSH and more.</text:p>
      <text:p text:style-name="Text_20_body">Linux Distros use specific shells for their default configurations. generally these can be changed, but it might be better to select a different Distro.</text:p>
      <text:h text:style-name="Heading_20_2" text:outline-level="2"><text:bookmark-start text:name="__RefHeading___Toc671_529277545"/><text:soft-page-break/>Server vs Desktop<text:bookmark-end text:name="__RefHeading___Toc671_529277545"/></text:h>
      <text:p text:style-name="Text_20_body">Desktop Distros have a GUI environment installed by default. <text:s/>Server Distros simply give you the CLI. <text:s/>GUI's can be added to servers, and removed from Desktops.</text:p>
      <text:p text:style-name="Text_20_body">For new users Desktop Distros are generally better because it is easier to interact with services such as WiF<text:span text:style-name="T9">i, and basic networking</text:span>.</text:p>
      <text:h text:style-name="Heading_20_2" text:outline-level="2"><text:bookmark-start text:name="__RefHeading___Toc1381_529277545"/>LTS - Long Term Support<text:bookmark-end text:name="__RefHeading___Toc1381_529277545"/></text:h>
      <text:p text:style-name="P24">When vendors create distros of Linux they will create many test versions before setting on a final "LTS". The "latest" versions of the distro will be cutting edge, but services may be glitchy and are being used for testing. LTS or Long Term Support versions are the versions that are considered solid and are ready for deployment into a production environment. They will be supported for a specified period of time such as Ubuntu supporting LTS versions for 5 years for free and 15 years under a maintenance contract.</text:p>
      <text:h text:style-name="Heading_20_1" text:outline-level="1"><text:bookmark-start text:name="__RefHeading___Toc673_529277545"/>Installing Linux<text:bookmark-end text:name="__RefHeading___Toc673_529277545"/></text:h>
      <text:p text:style-name="Text_20_body">You can install Linux on to "bare metal" as in as the operating system for your computer, or into a Virtual Machine using software like VirtualBox or VMware<text:span text:style-name="T9">.</text:span></text:p>
      <text:p text:style-name="P25">Linux generally will run on any hardware. <text:s/>Driver support is very good. <text:s/>You may run into issues with specific hardware such as webcams, and fingerprint readers. Using a GUI Distro has the potential to cause the most issues, using a Server Distro without a GUI should have fewer issues.</text:p>
      <text:p text:style-name="P25">If looking to deploy Linux onto hardware in a production environment verify hardware compatibility and test before deployment. <text:s/>NVIDIA Graphics Cards run on Linux, but may not have full support.</text:p>
      <text:p text:style-name="P25">For testing/lab use the latest version of the distro since it will be fully up to date. Keep in mind that some software may require a specific version of a distro to run properly. You may have to run an <text:line-break/>"unsupported" version because your software requires something that was deprecated.</text:p>
      <text:p text:style-name="P26">You'll need to download an ISO file from a site such as Ubuntu.com</text:p>
      <text:p text:style-name="P24">Desktop - <text:a xlink:type="simple" xlink:href="https://ubuntu.com/download/desktop" text:style-name="Internet_20_link" text:visited-style-name="Visited_20_Internet_20_Link">https://ubuntu.com/download/desktop</text:a></text:p>
      <text:p text:style-name="P24">Server - <text:a xlink:type="simple" xlink:href="https://ubuntu.com/download/server" text:style-name="Internet_20_link" text:visited-style-name="Visited_20_Internet_20_Link">https://ubuntu.com/download/server</text:a></text:p>
      <text:p text:style-name="P27">To Install on Bare Metal</text:p>
      <text:p text:style-name="Text_20_body">Use a Live Flash Drive. <text:s/>Follow instructions from Ubuntu.</text:p>
      <text:p text:style-name="Text_20_body"><text:a xlink:type="simple" xlink:href="https://ubuntu.com/tutorials/create-a-usb-stick-on-ubuntu#1-overview" text:style-name="Internet_20_link" text:visited-style-name="Visited_20_Internet_20_Link">https://ubuntu.com/tutorials/create-a-usb-stick-on-ubuntu#1-overview</text:a></text:p>
      <text:p text:style-name="Text_20_body">You'll need a utility to burn an ISO onto the Flash Drive and make it bootable. <text:s/>Don't just copy the .iso onto the drive.</text:p>
      <text:p text:style-name="P25"><text:soft-page-break/>Boot off of the Flash Drive when you turn your computer on and follow instructions.</text:p>
      <text:p text:style-name="P28"><text:span text:style-name="T10">To Install on to a Virtual Machine</text:span></text:p>
      <text:p text:style-name="P29"><text:span text:style-name="T11">Install VirtualBox on your computer</text:span></text:p>
      <text:p text:style-name="P30"><text:span text:style-name="T12">Create a VM and Boot off of the .ISO install file. The follow instructions.</text:span></text:p>
      <text:p text:style-name="Text_20_body"><text:span text:style-name="T13">Note: </text:span><text:span text:style-name="T14">For GUI Installs</text:span><text:span text:style-name="T15">. </text:span><text:span text:style-name="T16">Select "Install Third Party Software..." this will make sure device drivers are installed for WiFi and such.</text:span></text:p>
      <text:h text:style-name="Heading_20_1" text:outline-level="1"><text:bookmark-start text:name="__RefHeading___Toc677_529277545"/>Desktop Demo<text:bookmark-end text:name="__RefHeading___Toc677_529277545"/><text:span text:style-name="T17"/></text:h>
      <text:p text:style-name="Text_20_body"><text:s/>-- Demonstration of the Desktop Environment --</text:p>
      <text:p text:style-name="Text_20_body">Learn by playing</text:p>
      <text:p text:style-name="Text_20_body">You can run command line utilities from the Terminal</text:p>
      <text:h text:style-name="Heading_20_1" text:outline-level="1"><text:bookmark-start text:name="__RefHeading___Toc679_529277545"/>SSH<text:bookmark-end text:name="__RefHeading___Toc679_529277545"/></text:h>
      <text:p text:style-name="Text_20_body">SSH allows for remote administration of a server using another computers terminal. <text:s/>SSH client is built into the terminal of MacOS, Linux and Windows.<text:span text:style-name="T18"> You can also connect VSCode to your server using the SSH Extension.</text:span></text:p>
      <text:p text:style-name="P31"><text:span text:style-name="T3">Extension</text:span> - <text:a xlink:type="simple" xlink:href="https://marketplace.visualstudio.com/items?itemName=ms-vscode-remote.remote-ssh" text:style-name="Internet_20_link" text:visited-style-name="Visited_20_Internet_20_Link">https://marketplace.visualstudio.com/items?itemName=ms-vscode-remote.remote-ssh</text:a></text:p>
      <text:p text:style-name="P31">SSH is a client/server system. SSH Server has to be installed on your server, and then the client has to be installed on your computer.</text:p>
      <text:p text:style-name="P31">Ubuntu uses Open SSH Server. It may have to be installed onto your system for you to get SSH access. <text:s/>Remember that SSH can be a large vulnerability for your server from hackers so if you don't need it then don't install it. Such as if this is a machine you'll only interact with locally.</text:p>
      <text:p text:style-name="P31"><text:a xlink:type="simple" xlink:href="https://ubuntu.com/server/docs/how-to/security/openssh-server/" text:style-name="Internet_20_link" text:visited-style-name="Visited_20_Internet_20_Link">https://ubuntu.com/server/docs/how-to/security/openssh-server/</text:a></text:p>
      <text:p text:style-name="Text_20_body">SSH uses TCP port 22<text:span text:style-name="T18"> so make sure there are no firewalls blocking the connection.</text:span></text:p>
      <text:p text:style-name="P31">To connect to a SSH Server from the CLI:</text:p>
      <text:p text:style-name="CODE">ssh username@server_i<text:span text:style-name="T18">p/domain_name</text:span></text:p>
      <text:p text:style-name="P32" loext:marker-style-name="T19"/>
      <text:p text:style-name="Text_20_body">You can secure your connection to SSH using either a password or through an SSL Certificate.<text:span text:style-name="T20"> As a new user it is easier to use a password. Once you move to a production environment you should probably use an SSL Certificate, but that is outide of the scope of this class.</text:span></text:p>
      <text:p text:style-name="P17">Install OpenSSH Server</text:p>
      <text:p text:style-name="CODE">sudo apt install openssh-server</text:p>
      <text:p text:style-name="P32" loext:marker-style-name="T19"/>
      <text:h text:style-name="Heading_20_1" text:outline-level="1"><text:bookmark-start text:name="__RefHeading___Toc681_529277545"/><text:soft-page-break/>sudo<text:bookmark-end text:name="__RefHeading___Toc681_529277545"/></text:h>
      <text:p text:style-name="Text_20_body">sudo command allows you to escalate your privileges to run administrative tasks. <text:span text:style-name="T21">This is used as a security system so that when you are logged in even as root a nefarious script cannot run using your privilege level. Some distros and installations force all root level commands to go through sudo while others do not.</text:span></text:p>
      <text:p text:style-name="P33"><text:span text:style-name="T21">Ubuntu defaults to requiring sudo when you install it yourself, but Ubuntu on Digital Ocean allows full root user access with without requiring sudo.</text:span></text:p>
      <text:p text:style-name="CODE">sudo apt install apache2</text:p>
      <text:h text:style-name="Heading_20_1" text:outline-level="1"><text:bookmark-start text:name="__RefHeading___Toc683_529277545"/>Installing Apps<text:bookmark-end text:name="__RefHeading___Toc683_529277545"/><text:span text:style-name="T17"/></text:h>
      <text:p text:style-name="P34">Installing and removing applications on Linux is very easy. Since Linux has been designed in an Open Source model it did not have to worry about licensing and "pirating" software. This allowed them to create Public Repositories to store installation files for software so that you can just run a command and the software will be downloaded and installed.</text:p>
      <text:p text:style-name="P35">Refresh Repository Index</text:p>
      <text:p text:style-name="CODE">sudo apt update</text:p>
      <text:p text:style-name="P36"/>
      <text:p text:style-name="P36">Install Updates<text:span text:style-name="T22"/></text:p>
      <text:p text:style-name="CODE">sudo apt upgrade<text:span text:style-name="T23"/></text:p>
      <text:p text:style-name="Text_20_body"/>
      <text:p text:style-name="P37">Install an App<text:span text:style-name="T24">lication from the Repository</text:span></text:p>
      <text:p text:style-name="CODE">sudo apt install apache2<text:span text:style-name="T23"/></text:p>
      <text:p text:style-name="Text_20_body"/>
      <text:p text:style-name="P37">Uninstall App<text:span text:style-name="T24">lication</text:span></text:p>
      <text:p text:style-name="CODE">sudo apt remove apache2<text:span text:style-name="T23"/></text:p>
      <text:p text:style-name="Text_20_body"/>
      <text:p text:style-name="P36">Uninstall App<text:span text:style-name="T21">lication</text:span> and Remove Configuration Files</text:p>
      <text:p text:style-name="CODE">sudo apt purge apache2<text:span text:style-name="T23"/></text:p>
      <text:p text:style-name="Text_20_body"/>
      <text:p text:style-name="P38">Demo:</text:p>
      <text:list text:style-name="L3">
        <text:list-item>
          <text:p text:style-name="P39">Update Repository</text:p>
        </text:list-item>
        <text:list-item>
          <text:p text:style-name="P39">Upgrade System (Run before class first so that you don't have to wait for full update in class)</text:p>
        </text:list-item>
        <text:list-item>
          <text:p text:style-name="P40">Install Apache2</text:p>
        </text:list-item>
        <text:list-item>
          <text:p text:style-name="P40">Go to 127.0.0.1 in web browser to show the default home page.</text:p>
        </text:list-item>
      </text:list>
      <text:h text:style-name="Heading_20_1" text:outline-level="1"><text:bookmark-start text:name="__RefHeading___Toc685_529277545"/><text:soft-page-break/>Nano<text:bookmark-end text:name="__RefHeading___Toc685_529277545"/><text:span text:style-name="T17"/></text:h>
      <text:p text:style-name="P34">In Linux there are numerous text editors that can be used to modify text documents and configuration files. <text:s/>In Linux most software is configured through text files and so to change settings the files has to be edited with something like Nano.</text:p>
      <text:p text:style-name="P33"><text:span text:style-name="T25">There are many text editors for Linux</text:span><text:span text:style-name="T26">, and many technology professionals take their prefernce for text editors to far. There are VIM, Vi,</text:span><text:span text:style-name="T27"> Emacs, and more. <text:s/>If you will be using a text editor on a daily basis it is a good idea to test different ones to find what you prefer. <text:s/>Nano is simple, and doesn't require memorizing keyboard shortcuts to get it to work, and is currently part of the Ubuntu install so we use it as our default text editor.</text:span></text:p>
      <text:p text:style-name="CODE">sudo nano /var/www/<text:span text:style-name="T28">hello</text:span>.html</text:p>
      <text:p text:style-name="P32" loext:marker-style-name="T19"/>
      <text:p text:style-name="P36">Demo:</text:p>
      <text:list text:style-name="L4">
        <text:list-item>
          <text:p text:style-name="P41">Create <text:s/>a hello.html file in the /var/www directory that says "Hello World"</text:p>
        </text:list-item>
        <text:list-item>
          <text:p text:style-name="P41">Go to 127.0.0.1/hello.html to show the web page be displayed</text:p>
        </text:list-item>
      </text:list>
      <text:h text:style-name="Heading_20_1" text:outline-level="1"><text:bookmark-start text:name="__RefHeading___Toc687_529277545"/>Services<text:bookmark-end text:name="__RefHeading___Toc687_529277545"/><text:span text:style-name="T17"/></text:h>
      <text:p text:style-name="P42">Server software such as Apache2, NGINX or SQUID run on your Linux server as a Service. <text:s/>For that software to be accessible by clients the service has to be running. <text:s/>You can start, stop, restart and see the status of a service from the CLI. <text:s/>You can also enable the service which will have the service start when the computer reboots.</text:p>
      <text:p text:style-name="P42">When you change a configuration in a text file for an application on Linux the new configuration will not become active until the service is restarted. <text:s/>When the service starts it will read the information in the configuration file into memory and then will use those values to continue running.</text:p>
      <text:h text:style-name="Heading_20_2" text:outline-level="2"><text:bookmark-start text:name="__RefHeading___Toc1617_529277545"/>service vs systemctl<text:bookmark-end text:name="__RefHeading___Toc1617_529277545"/></text:h>
      <text:p text:style-name="P42">As with many things in Linux and Ubuntu there are multiple ways to perform essentially the same action. Ubuntu has 2 tools for dealing with services. <text:s/>It has service and systemctl.</text:p>
      <text:p text:style-name="P42">Service is older, and Systemctl is considered <text:span text:style-name="T29">the better alternative. <text:s/>From a practical standpoint it generally doesn't make a difference for standard administrative tasks.</text:span></text:p>
      <text:p text:style-name="P43">Status of a Service</text:p>
      <text:p text:style-name="CODE">sudo systemctl status apache2</text:p>
      <text:p text:style-name="CODE">sudo service apache2 status</text:p>
      <text:p text:style-name="Text_20_body"/>
      <text:p text:style-name="P44">Start a Service</text:p>
      <text:p text:style-name="CODE">sudo systemctl start apache2</text:p>
      <text:p text:style-name="CODE">sudo service apahe2 start</text:p>
      <text:p text:style-name="Text_20_body"/>
      <text:p text:style-name="P44"><text:soft-page-break/>Stop a Service</text:p>
      <text:p text:style-name="CODE">sudo systemctl stop apache2</text:p>
      <text:p text:style-name="CODE">sudo service apahe2 stop</text:p>
      <text:p text:style-name="Text_20_body"/>
      <text:p text:style-name="P44">Restart a Service</text:p>
      <text:p text:style-name="CODE">sudo systemctl restart apache2</text:p>
      <text:p text:style-name="CODE">sudo service apache2 restart</text:p>
      <text:p text:style-name="Text_20_body"/>
      <text:p text:style-name="P44">Enable Service on Reboot</text:p>
      <text:p text:style-name="CODE">sudo systemctl enable apache2</text:p>
      <text:p text:style-name="CODE">sudo service apache2 enable</text:p>
      <text:h text:style-name="Heading_20_1" text:outline-level="1"><text:bookmark-start text:name="__RefHeading___Toc689_529277545"/>Security - Users and Groups<text:bookmark-end text:name="__RefHeading___Toc689_529277545"/></text:h>
      <text:p text:style-name="Text_20_body">Permissions are assigned based on "everyone", users and groups.</text:p>
      <text:p text:style-name="Text_20_body">All resources are objects in Linux. <text:s/>So to give permission to the webcam you would add your user to the group that owns the video object.</text:p>
      <text:p text:style-name="Text_20_body">Certain resources reset their permissions at reboot such as video. <text:s/>You have to add your user to the group that owns it instead of simply making yourself owner.</text:p>
      <text:p text:style-name="P36">Show the User You Are Logged in As</text:p>
      <text:p text:style-name="CODE">whoami</text:p>
      <text:p text:style-name="Text_20_body"/>
      <text:p text:style-name="P36">See Settings for All Users on System<text:span text:style-name="T30"/></text:p>
      <text:p text:style-name="CODE">sudo cat /etc/passwd<text:span text:style-name="T23"/></text:p>
      <text:p text:style-name="Text_20_body"/>
      <text:p text:style-name="P36">Create User<text:span text:style-name="T30"/></text:p>
      <text:p text:style-name="CODE">sudo adduser USERNAME<text:span text:style-name="T23"/></text:p>
      <text:p text:style-name="Text_20_body"/>
      <text:p text:style-name="P36">Create Group<text:span text:style-name="T30"/></text:p>
      <text:p text:style-name="CODE">sudo groupadd GROUPNAME<text:span text:style-name="T23"/></text:p>
      <text:p text:style-name="Text_20_body"/>
      <text:p text:style-name="P36">Show Groups<text:span text:style-name="T30"/></text:p>
      <text:p text:style-name="CODE">sudo cat /etc/group<text:span text:style-name="T23"/></text:p>
      <text:p text:style-name="Text_20_body"/>
      <text:p text:style-name="P36">Change Owner of File or Folder<text:span text:style-name="T30"/></text:p>
      <text:p text:style-name="CODE">sudo chown newowner FILE/FOLDER<text:span text:style-name="T23"/></text:p>
      <text:p text:style-name="Text_20_body"><text:soft-page-break/></text:p>
      <text:p text:style-name="P36">Change Owner and Group Owner of File or Folder<text:span text:style-name="T30"/></text:p>
      <text:p text:style-name="CODE">sudo chown newowner:newgroup FILE/FOLDER<text:span text:style-name="T23"/></text:p>
      <text:p text:style-name="Text_20_body"/>
      <text:p text:style-name="P36">Change Ownership of Folder and All Contents<text:span text:style-name="T30"/></text:p>
      <text:p text:style-name="CODE">sudo chown -R newowner FOLDER<text:span text:style-name="T23"/></text:p>
      <text:p text:style-name="Text_20_body"/>
      <text:p text:style-name="P36">Add User to Group (-a is used to append new group to user)<text:span text:style-name="T30"/></text:p>
      <text:p text:style-name="CODE">sudo usermod -aG GROUP USER<text:span text:style-name="T23"/></text:p>
      <text:p text:style-name="Text_20_body"/>
      <text:p text:style-name="P36">Change Permissions on File or Folder<text:span text:style-name="T30"/></text:p>
      <text:p text:style-name="CODE">sudo chmod 777 FILE/FOLDER<text:span text:style-name="T23"/></text:p>
      <text:p text:style-name="Text_20_body"/>
      <text:p text:style-name="P36">Change Permissions on Folder and All Contents<text:span text:style-name="T30"/></text:p>
      <text:p text:style-name="CODE">sudo chmod -R 777 <text:span text:style-name="T31">FILE</text:span><text:span text:style-name="T32"> #Provides everyone full control over file</text:span></text:p>
      <text:p text:style-name="Text_20_body"/>
      <text:p text:style-name="CODE">sudo chmod -R <text:span text:style-name="T31">007</text:span> <text:span text:style-name="T31">FILE</text:span> #Provides <text:span text:style-name="T31">only the owner of the file control of it</text:span></text:p>
      <text:p text:style-name="Text_20_body"/>
      <text:p text:style-name="CODE">sudo chmod -R <text:span text:style-name="T31">4</text:span>77 FOLDER #<text:span text:style-name="T31">Allows everyone to read the file, but only owners to edit it.</text:span></text:p>
      <text:p text:style-name="Text_20_body"/>
      <text:p text:style-name="CODE">1 - execute<text:span text:style-name="T19"/></text:p>
      <text:p text:style-name="CODE">2 - write<text:span text:style-name="T19"/></text:p>
      <text:p text:style-name="CODE">4 - read<text:span text:style-name="T19"/></text:p>
      <text:p text:style-name="P32" loext:marker-style-name="T19"/>
      <text:h text:style-name="Heading_20_1" text:outline-level="1"><text:bookmark-start text:name="__RefHeading___Toc691_529277545"/>Directory Structure<text:bookmark-end text:name="__RefHeading___Toc691_529277545"/><text:span text:style-name="T17"/></text:h>
      <text:p text:style-name="Text_20_body">Navigating in Linux is simply about memorizing commands. It is very easy, but exacting.</text:p>
      <text:p text:style-name="P36">Show Current Directory<text:span text:style-name="T30"/></text:p>
      <text:p text:style-name="CODE">pwd<text:span text:style-name="T23"/></text:p>
      <text:p text:style-name="Text_20_body"/>
      <text:p text:style-name="P36">List Directory Contents in List<text:span text:style-name="T30"/></text:p>
      <text:p text:style-name="CODE">ls -l<text:span text:style-name="T23"/></text:p>
      <text:p text:style-name="Text_20_body"/>
      <text:p text:style-name="P36">Show Hidden Files<text:span text:style-name="T30"/></text:p>
      <text:p text:style-name="CODE">ls -a<text:span text:style-name="T23"/></text:p>
      <text:p text:style-name="Text_20_body"><text:soft-page-break/></text:p>
      <text:p text:style-name="P45"><text:span text:style-name="T3">Change Directory</text:span><text:tab/><text:tab/></text:p>
      <text:p text:style-name="CODE">cd FOLDER</text:p>
      <text:p text:style-name="CODE">cd ./FOLDER</text:p>
      <text:p text:style-name="Text_20_body"/>
      <text:p text:style-name="P46">If you use / in front of folder Linux will try to find the folder in the system root driectory</text:p>
      <text:p text:style-name="CODE">cd /FOLDER</text:p>
      <text:p text:style-name="P36"/>
      <text:p text:style-name="P36">Change Directory, Go Up a Level<text:span text:style-name="T30"/></text:p>
      <text:p text:style-name="CODE">cd ../<text:span text:style-name="T23"/></text:p>
      <text:p text:style-name="Text_20_body"><text:tab/><text:span text:style-name="T19"/></text:p>
      <text:p text:style-name="P47">Create a Folder</text:p>
      <text:p text:style-name="CODE">mkdir NEWFOLDER<text:span text:style-name="T23"/></text:p>
      <text:p text:style-name="Text_20_body"/>
      <text:p text:style-name="P36">Move or Rename File</text:p>
      <text:p text:style-name="Text_20_body">In Linux moving and renaming a file is the same command.</text:p>
      <text:p text:style-name="CODE">mv OLDFILE NEWFILE<text:span text:style-name="T23"/></text:p>
      <text:p text:style-name="Text_20_body"/>
      <text:p text:style-name="P36">Copy File<text:span text:style-name="T30"/></text:p>
      <text:p text:style-name="CODE">cp OLDFILE NEWFILE<text:span text:style-name="T23"/></text:p>
      <text:p text:style-name="Text_20_body"/>
      <text:p text:style-name="P36">Delete File<text:span text:style-name="T30"/></text:p>
      <text:p text:style-name="CODE">rm FILE<text:span text:style-name="T23"/></text:p>
      <text:p text:style-name="Text_20_body"/>
      <text:p text:style-name="P36">Delete Empty Folder<text:span text:style-name="T30"/></text:p>
      <text:p text:style-name="CODE">rmdir FOLDER<text:span text:style-name="T23"/></text:p>
      <text:p text:style-name="Text_20_body"/>
      <text:p text:style-name="P36">Delete Folder with Contents<text:span text:style-name="T30"/></text:p>
      <text:p text:style-name="CODE">rm -r FOLDER<text:span text:style-name="T23"/></text:p>
      <text:p text:style-name="P32" loext:marker-style-name="T19"/>
      <text:h text:style-name="P48" text:outline-level="1" text:is-list-header="true"><text:bookmark-start text:name="__RefHeading___Toc2237_529277545"/><text:span text:style-name="T33">Cat and Writing to Files</text:span><text:bookmark-end text:name="__RefHeading___Toc2237_529277545"/></text:h>
      <text:p text:style-name="P49">The cat command allows you to read the contents of a document directly in the CLI. This can be good for reading things like log files.</text:p>
      <text:p text:style-name="P49">Using &gt; after a command allows you to overwrite a file with the output of the command. <text:s/>&gt;&gt; allows you to append to a file.</text:p>
      <text:p text:style-name="P14">Output Results of Ping command to Text File</text:p>
      <text:p text:style-name="CODE">ping -c 1 cnn.com &gt; ping.txt</text:p>
      <text:p text:style-name="CODE">ping -c 1 fox.com &gt;&gt; ping.txt</text:p>
      <text:p text:style-name="P49"/>
      <text:p text:style-name="P14">Read the Contents of Text File with Cat</text:p>
      <text:p text:style-name="CODE">cat ping.txt</text:p>
      <text:p text:style-name="P49"/>
      <text:p text:style-name="P50">Find Lines with Specific Text with cat and Grep</text:p>
      <text:p text:style-name="CODE">cat ping.txt | grep "PING"</text:p>
      <text:h text:style-name="P51" text:outline-level="1"><text:bookmark-start text:name="__RefHeading___Toc3235_529277545"/>ip<text:bookmark-end text:name="__RefHeading___Toc3235_529277545"/></text:h>
      <text:p text:style-name="P52">The ip tool can show you your IP Address and your default gateway. It can also be used to troubleshoot more advanced problems.</text:p>
      <text:p text:style-name="P53">Find IP Address of Your Computer</text:p>
      <text:p text:style-name="CODE">ip addr</text:p>
      <text:p text:style-name="Text_20_body"/>
      <text:p text:style-name="P53">Show Routing Table of Your Computer</text:p>
      <text:p text:style-name="P54">ip route</text:p>
      <text:h text:style-name="Heading_20_1" text:outline-level="1"><text:bookmark-start text:name="__RefHeading___Toc693_529277545"/><text:span text:style-name="T34">f</text:span>ind<text:bookmark-end text:name="__RefHeading___Toc693_529277545"/></text:h>
      <text:p text:style-name="Text_20_body">Find allows you to search the Linux systems for files an folders from the command line.</text:p>
      <text:list text:style-name="L5">
        <text:list-item>
          <text:p text:style-name="P55">Use sudo so you have permission to loo<text:span text:style-name="T34">k</text:span> in folders</text:p>
        </text:list-item>
        <text:list-item>
          <text:p text:style-name="P55">Use -iname for case insenstivity</text:p>
        </text:list-item>
        <text:list-item>
          <text:p text:style-name="P55">Use * as a wild card for any number of any character</text:p>
        </text:list-item>
        <text:list-item>
          <text:p text:style-name="P55">Use ? as a wild card to match a single character</text:p>
        </text:list-item>
      </text:list>
      <text:p text:style-name="CODE">sudo find PATHSTART -iname QUERY</text:p>
      <text:p text:style-name="Standard" loext:marker-style-name="T23"><text:span text:style-name="T23"/></text:p>
      <text:p text:style-name="P56">sudo find / -<text:span text:style-name="T34">i</text:span>name <text:span text:style-name="T34">"</text:span>php.ini<text:span text:style-name="T34">"</text:span></text:p>
      <text:p text:style-name="P57"><text:soft-page-break/><text:span text:style-name="T35">sudo find / -iname "php.*"</text:span></text:p>
      <text:h text:style-name="Heading_20_1" text:outline-level="1"><text:bookmark-start text:name="__RefHeading___Toc695_529277545"/>grep<text:bookmark-end text:name="__RefHeading___Toc695_529277545"/></text:h>
      <text:p text:style-name="Text_20_body">Grep will show only lines returned from a command that match a query.</text:p>
      <text:p text:style-name="CODE">command | grep <text:span text:style-name="T34">"</text:span>QUERY<text:span text:style-name="T36">"</text:span></text:p>
      <text:p text:style-name="P58" loext:marker-style-name="T17"/>
      <text:p text:style-name="P59">To query for multiple words use the -E argument and add words with | for grep.</text:p>
      <text:p text:style-name="CODE">ping -c 1 cnn.com | grep -E "PING|rtt"</text:p>
      <text:h text:style-name="Heading_20_1" text:outline-level="1" text:is-list-header="true"><text:bookmark-start text:name="__RefHeading___Toc697_529277545"/>top<text:bookmark-end text:name="__RefHeading___Toc697_529277545"/></text:h>
      <text:p text:style-name="Text_20_body">top is the "task manager" for Linux.</text:p>
      <text:p text:style-name="CODE">top</text:p>
      <text:p text:style-name="Text_20_body"/>
      <text:p text:style-name="P60">Load Average is for 1 minute/ 5 minutes / 15 minutes</text:p>
      <text:p text:style-name="P60">%CPU - <text:span text:style-name="T3">us</text:span> for user, <text:span text:style-name="T3">sys</text:span> for system and <text:span text:style-name="T3">id</text:span> for idle </text:p>
      <text:p text:style-name="P60"/>
      <text:p text:style-name="P61">Sort Processes by RAM Use</text:p>
      <text:p text:style-name="CODE">Control + M</text:p>
      <text:p text:style-name="Text_20_body"/>
      <text:p text:style-name="P61">Sort Processes by CPU Use</text:p>
      <text:p text:style-name="CODE">Control + P</text:p>
      <text:p text:style-name="Text_20_body"/>
      <text:p text:style-name="P36">To Kill a Process</text:p>
      <text:p text:style-name="P62">k + PID</text:p>
      <text:h text:style-name="Heading_20_1" text:outline-level="1"><text:bookmark-start text:name="__RefHeading___Toc3357_529277545"/>UFW<text:bookmark-end text:name="__RefHeading___Toc3357_529277545"/></text:h>
      <text:p text:style-name="Text_20_body">UFW is the built in Software Firewall. If your web app or other service cannot be accessed by clients it might be because of UFW.</text:p>
      <text:p text:style-name="P63"><text:span text:style-name="T37">UFW should be used when you deploy your project to production to act as a layer of security for your system. During testing and lab time it should be disabled so that you do not confuse firewall issues with problems with your code. (Build and prove your project works first, and then add the security layers.)</text:span></text:p>
      <text:p text:style-name="P36">Check Status of UFW<text:span text:style-name="T30"/></text:p>
      <text:p text:style-name="CODE">sudo ufw status</text:p>
      <text:p text:style-name="Standard" loext:marker-style-name="T23"><text:span text:style-name="T23"/></text:p>
      <text:p text:style-name="P36"><text:soft-page-break/>Enable Firewall</text:p>
      <text:p text:style-name="P64">sudo ufw <text:span text:style-name="T37">enable</text:span></text:p>
      <text:p text:style-name="P36"/>
      <text:p text:style-name="P65">Disable Firewall</text:p>
      <text:p text:style-name="P64">sudo ufw <text:span text:style-name="T37">disable</text:span></text:p>
      <text:p text:style-name="P36"/>
      <text:p text:style-name="P36">Allow <text:span text:style-name="T37">T</text:span>raffic</text:p>
      <text:list text:style-name="L6">
        <text:list-item>
          <text:p text:style-name="P66">Specific port: sudo ufw allow 22 or sudo ufw allow 22/tcp.</text:p>
        </text:list-item>
        <text:list-item>
          <text:p text:style-name="P66">Specific service: sudo ufw allow ssh.</text:p>
        </text:list-item>
        <text:list-item>
          <text:p text:style-name="P66">Specific IP: sudo ufw allow from 192.168.1.100.</text:p>
        </text:list-item>
        <text:list-item>
          <text:p text:style-name="P66">Specific IP to a specific port: sudo ufw allow from 192.168.1.100 to any port 22.</text:p>
        </text:list-item>
        <text:list-item>
          <text:p text:style-name="P66">Port range: sudo ufw allow 6000:6007/tcp.</text:p>
        </text:list-item>
        <text:list-item>
          <text:p text:style-name="P66">Multiple ports: sudo ufw allow 80,443/tcp.</text:p>
        </text:list-item>
      </text:list>
      <text:p text:style-name="P36">Deny <text:span text:style-name="T37">T</text:span>raffic</text:p>
      <text:list text:style-name="L7">
        <text:list-item>
          <text:p text:style-name="P67">Specific port/service: sudo ufw deny 80/tcp or sudo ufw deny http.</text:p>
        </text:list-item>
      </text:list>
      <text:h text:style-name="P68" text:outline-level="1"><text:bookmark-start text:name="__RefHeading___Toc2344_529277545"/>Mount<text:bookmark-end text:name="__RefHeading___Toc2344_529277545"/></text:h>
      <text:p text:style-name="Text_20_body">Ubuntu Server does not automatically mount drives such as USB Thumb Drives. You will have to manually mount to be able to access them. To make the mount permanent there are extra steps. This is outside the scope of this class.</text:p>
      <text:p text:style-name="Text_20_body">As long as your files are on the same drive you installed your OS on then this will not be an issue. At this level if you need to mount drives it is best to use the Desktop/ GUI version of Linux.</text:p>
      <text:h text:style-name="P69" text:outline-level="1">Services to Autostart Scripts</text:h>
      <text:p text:style-name="P70">Creating a service on your Linux machine allows you to autmatically start your Python scripts when the computer reboots.</text:p>
      <text:p text:style-name="P71"><text:span text:style-name="T3">Create </text:span><text:span text:style-name="T38">Service F</text:span><text:span text:style-name="T3">ile</text:span></text:p>
      <text:p text:style-name="CODE">sudo nano /etc/systemd/system/myscript.service</text:p>
      <text:p text:style-name="P72"/>
      <text:p text:style-name="CODE">[Unit]</text:p>
      <text:p text:style-name="CODE">Description=My Python Background Service</text:p>
      <text:p text:style-name="CODE">After=network.target</text:p>
      <text:p text:style-name="CODE"/>
      <text:p text:style-name="CODE">[Service]</text:p>
      <text:p text:style-name="CODE"># Replace 'user' with your actual Ubuntu username</text:p>
      <text:p text:style-name="CODE">User=user</text:p>
      <text:p text:style-name="CODE">WorkingDirectory=/home/user/</text:p>
      <text:p text:style-name="CODE">ExecStart=/usr/bin/python3 /home/user/myscript.py</text:p>
      <text:p text:style-name="CODE">Restart=always</text:p>
      <text:p text:style-name="CODE"/>
      <text:p text:style-name="CODE">[Install]</text:p>
      <text:p text:style-name="CODE">WantedBy=multi-user.target</text:p>
      <text:p text:style-name="P73">After states when the service should start. network.target means after the networking services have started.</text:p>
      <text:p text:style-name="P70">Working Directory is the directory that the script is in.</text:p>
      <text:p text:style-name="P70">ExecStart is the full command to start the script. The beginning denotes the path to Python3, and the ending is the script itself. <text:s/>With a venv the beginning would point to python3 within your venv.</text:p>
      <text:p text:style-name="P74">Reload Services, Enable Service on Restart, Start Service</text:p>
      <text:p text:style-name="CODE"><text:span text:style-name="Source_20_Text">sudo systemctl daemon-reload</text:span></text:p>
      <text:p text:style-name="CODE"><text:span text:style-name="Source_20_Text">sudo systemctl enable myscript.service</text:span></text:p>
      <text:p text:style-name="CODE"><text:span text:style-name="Source_20_Text">sudo systemctl start myscript.service</text:span></text:p>
      <text:h text:style-name="P75" text:outline-level="1" text:is-list-header="true"><text:bookmark-start text:name="__RefHeading___Toc3237_529277545"/><text:span text:style-name="T39">Shutdown and Reboot</text:span><text:bookmark-end text:name="__RefHeading___Toc3237_529277545"/></text:h>
      <text:p text:style-name="P76">There are many ways to shutdown a Linux machine. The easiest way is the poweroff command. To reboot a Linux machine just use the reboot command.</text:p>
      <text:p text:style-name="P77">Reboot Linux</text:p>
      <text:p text:style-name="P62">sudo reboot</text:p>
      <text:p text:style-name="P76"/>
      <text:p text:style-name="P77">Shutdown Linux</text:p>
      <text:p text:style-name="P62">sudo poweroff</text:p>
      <text:h text:style-name="P69" text:outline-level="1"><text:bookmark-start text:name="__RefHeading___Toc1919_529277545"/>LAB - Top<text:bookmark-end text:name="__RefHeading___Toc1919_529277545"/></text:h>
      <text:p text:style-name="P78">This lab will use the top command to find the current status of your Linux system and then be able to ask questions about your system with an LLM.</text:p>
      <text:p text:style-name="P78">We pull the value from top into a variable and then query against the value.</text:p>
      <text:p text:style-name="P78">Commands in Linux and MacOS are slightly different.</text:p>
      <text:p text:style-name="P78">We use <text:span text:style-name="T3">head</text:span> to limit the number of lines that are retrieved. Even on an M2 Max MacBook Pro processing the full return strained the systems.</text:p>
      <text:p text:style-name="P78">The gpt-oss model works very well for this project.</text:p>
      <text:p text:style-name="CODE">Install Ollama from Ollama.com<text:span text:style-name="T37"> </text:span><text:span text:style-name="T40"><text:tab/></text:span><text:span text:style-name="T37">#Install Ollama Framework</text:span></text:p>
      <text:p text:style-name="CODE">ollama pull gpt-oss<text:span text:style-name="T37"> </text:span><text:span text:style-name="T40"><text:tab/><text:tab/><text:tab/></text:span><text:span text:style-name="T37">#On the CLI pull the model you want to use</text:span></text:p>
      <text:p text:style-name="CODE">python3 -m pip install ollama<text:span text:style-name="T37"> </text:span><text:span text:style-name="T40"><text:tab/></text:span><text:span text:style-name="T37">#Install </text:span><text:span text:style-name="T40">O</text:span><text:span text:style-name="T37">llama </text:span><text:span text:style-name="T40">P</text:span><text:span text:style-name="T37">ython module</text:span></text:p>
      <text:p text:style-name="P78"/>
      <text:p text:style-name="P36">linux.top.py</text:p>
      <text:p text:style-name="CODE">from ollama import chat, ChatResponse</text:p>
      <text:p text:style-name="CODE">import os</text:p>
      <text:p text:style-name="CODE"/>
      <text:p text:style-name="CODE">command = 'top -b -n 1 | head -n 30' #Linux</text:p>
      <text:p text:style-name="CODE"><text:span text:style-name="T41">#</text:span>command = 'top -l 1| head -n 30' #MacOS</text:p>
      <text:p text:style-name="CODE"/>
      <text:p text:style-name="CODE">response_os = os.popen(command).read()</text:p>
      <text:p text:style-name="CODE"/>
      <text:p text:style-name="CODE">def ai(response_os, query):</text:p>
      <text:p text:style-name="CODE"><text:s text:c="4"/>query = f'''</text:p>
      <text:p text:style-name="CODE"><text:s text:c="4"/>Answer in under 50 words.\n</text:p>
      <text:p text:style-name="CODE"><text:s text:c="4"/>Answer this question: {query}\n</text:p>
      <text:p text:style-name="CODE"><text:s text:c="12"/>From this data\n</text:p>
      <text:p text:style-name="CODE"><text:s text:c="12"/>This is the response from Top on this machine -- {response_os}\n</text:p>
      <text:p text:style-name="CODE"><text:s text:c="12"/>'''</text:p>
      <text:p text:style-name="CODE"><text:s text:c="4"/>response: ChatResponse = chat(model='gpt-oss', messages=[</text:p>
      <text:p text:style-name="CODE"><text:s text:c="4"/>{</text:p>
      <text:p text:style-name="CODE"><text:s text:c="8"/>'role': 'user',</text:p>
      <text:p text:style-name="CODE"><text:s text:c="8"/>'content': query,</text:p>
      <text:p text:style-name="CODE"><text:s text:c="4"/>},</text:p>
      <text:p text:style-name="CODE"><text:s text:c="4"/>])</text:p>
      <text:p text:style-name="CODE"/>
      <text:p text:style-name="CODE"><text:s text:c="4"/>return response['message']['content']</text:p>
      <text:p text:style-name="CODE"/>
      <text:p text:style-name="CODE">while True:</text:p>
      <text:p text:style-name="CODE"><text:s text:c="4"/>query = input('Question: ')</text:p>
      <text:p text:style-name="CODE"><text:s text:c="4"/>response = ai(response_os, query)</text:p>
      <text:p text:style-name="CODE"><text:s text:c="4"/>print('\n**************\n')</text:p>
      <text:p text:style-name="CODE"><text:s text:c="4"/>print(query)</text:p>
      <text:p text:style-name="CODE"><text:s text:c="4"/>print(response)</text:p>
      <text:p text:style-name="Text_20_body"/>
      <text:p text:style-name="P79">why is my computer slow</text:p>
      <text:p text:style-name="CODE">Your Mac’s high load average comes from many sleeping processes—especially WebKit and security plugins—causing context‑switch overhead. With 30 GB RAM used and only ~1 GB free, memory pressure is high and disk I/O is heavy. Close unused apps, limit browser tabs, or upgrade storage.</text:p>
      <text:p text:style-name="CODE">Question: what is using most RAM</text:p>
      <text:p text:style-name="CODE"/>
      <text:p text:style-name="CODE">**************</text:p>
      <text:p text:style-name="CODE"/>
      <text:p text:style-name="CODE">what is using most RAM</text:p>
      <text:p text:style-name="CODE">The heaviest memory user is **com.apple.WebKit (PID 97524)**, consuming about **975 MB of RAM**. All other processes use far less (the next highest is ~163 MB for com.apple.WebKit PID 97575).</text:p>
      <text:p text:style-name="CODE">Question: how can i make my computer faster</text:p>
      <text:p text:style-name="CODE"/>
      <text:p text:style-name="CODE">**************</text:p>
      <text:p text:style-name="CODE"/>
      <text:p text:style-name="CODE">how can i make my computer faster</text:p>
      <text:p text:style-name="CODE">Your machine is idle‑CPU‑wise but memory‑hungry. Close background apps (WebKit, QuickLook, XProtect, etc.), trim login items, disable unused services, and consider adding a fast SSD and more RAM. Keep macOS and apps updated, and use Activity Monitor to kill long‑running idle processes.</text:p>
      <text:p text:style-name="P80"/>
      <text:p text:style-name="P80"/>
      <text:h text:style-name="P69" text:outline-level="1"><text:bookmark-start text:name="__RefHeading___Toc1921_529277545"/>LAB - P<text:span text:style-name="T37">ing</text:span><text:bookmark-end text:name="__RefHeading___Toc1921_529277545"/></text:h>
      <text:p text:style-name="P63"><text:span text:style-name="T37">This lab will ping a number of hosts in a list, and then you can ask the LLM about the status of your network based on these results.</text:span></text:p>
      <text:p text:style-name="P81">linux-ping.py</text:p>
      <text:p text:style-name="CODE">from ollama import chat, ChatResponse</text:p>
      <text:p text:style-name="CODE">import os</text:p>
      <text:p text:style-name="CODE"/>
      <text:p text:style-name="CODE">list_site = ['cnn.com','fox.com','tacobell.com']</text:p>
      <text:p text:style-name="CODE"/>
      <text:p text:style-name="CODE">def stats(list_site):</text:p>
      <text:p text:style-name="CODE"><text:s text:c="4"/>log = ''</text:p>
      <text:p text:style-name="CODE"><text:s text:c="4"/>for site in list_site:</text:p>
      <text:p text:style-name="CODE"><text:s text:c="8"/>response = os.popen(f'ping -c 1 {site}').read()</text:p>
      <text:p text:style-name="CODE"><text:s text:c="8"/>log+=response</text:p>
      <text:p text:style-name="CODE"><text:s text:c="4"/>return log</text:p>
      <text:p text:style-name="CODE"/>
      <text:p text:style-name="CODE">def ai(response_os, query):</text:p>
      <text:p text:style-name="CODE"><text:s text:c="4"/>query = f'''</text:p>
      <text:p text:style-name="CODE"><text:s text:c="4"/>Answer in under 50 words.\n</text:p>
      <text:p text:style-name="CODE"><text:s text:c="4"/>Answer this question: {query}\n</text:p>
      <text:p text:style-name="CODE"><text:s text:c="12"/>From this data\n</text:p>
      <text:p text:style-name="CODE"><text:s text:c="12"/>This is the response from pinging sites from this machine-- {response_os}\n</text:p>
      <text:p text:style-name="CODE"><text:s text:c="12"/>'''</text:p>
      <text:p text:style-name="CODE"><text:s text:c="4"/>response: ChatResponse = chat(model='gpt-oss', messages=[</text:p>
      <text:p text:style-name="CODE"><text:s text:c="4"/>{</text:p>
      <text:p text:style-name="CODE"><text:s text:c="8"/>'role': 'user',</text:p>
      <text:p text:style-name="CODE"><text:s text:c="8"/>'content': query,</text:p>
      <text:p text:style-name="CODE"><text:s text:c="4"/>},</text:p>
      <text:p text:style-name="CODE"><text:s text:c="4"/>])</text:p>
      <text:p text:style-name="CODE"/>
      <text:p text:style-name="CODE"><text:s text:c="4"/>return response['message']['content']</text:p>
      <text:p text:style-name="CODE"/>
      <text:p text:style-name="CODE">while True:</text:p>
      <text:p text:style-name="CODE"><text:s text:c="4"/>query = input('Question: ')</text:p>
      <text:p text:style-name="CODE"><text:s text:c="4"/>site_status = stats(list_site)</text:p>
      <text:p text:style-name="CODE"><text:s text:c="4"/>response = ai(site_status, query)</text:p>
      <text:p text:style-name="CODE"><text:s text:c="4"/>print('\n**************\n')</text:p>
      <text:p text:style-name="CODE"><text:s text:c="4"/>print(query)</text:p>
      <text:p text:style-name="CODE"><text:s text:c="4"/>print(response)</text:p>
      <text:p text:style-name="Text_20_body"/>
      <text:p text:style-name="P79">how is the internet</text:p>
      <text:p text:style-name="CODE">The Internet is a global IP‑based network. Your machine sends ICMP echo requests to remote hosts: CNN (≈33 ms), Fox (≈16 ms) over the public Internet, and TacoBell resolves to 127.0.0.1 (loopback, ≈0.15 ms). No packet loss indicates healthy routing and local networking.</text:p>
      <text:p text:style-name="CODE">Question: are there problems with cnn.com</text:p>
      <text:p text:style-name="CODE"/>
      <text:p text:style-name="CODE">**************</text:p>
      <text:p text:style-name="CODE"/>
      <text:p text:style-name="CODE">are there problems with cnn.com</text:p>
      <text:p text:style-name="CODE">No apparent problems—cnn.com replies with a single packet, 0 % loss and a round‑trip time of ~27.6 ms. The ping shows a valid IP (151.101.3.5) and normal TTL. All basic connectivity checks passed.</text:p>
      <text:p text:style-name="CODE">Question: why cant i get to tacobell.com</text:p>
      <text:p text:style-name="CODE"/>
      <text:p text:style-name="CODE">**************</text:p>
      <text:p text:style-name="CODE"/>
      <text:p text:style-name="CODE">why cant i get to tacobell.com</text:p>
      <text:p text:style-name="P82">You’re hitting a hosts‑file override. The DNS lookup returns 127.0.0.1, so your machine routes tacobell.com to itself. Check /etc/hosts or any local DNS blocker – remove the line mapping tacobell.com to 127.0.0.1 to restore normal access.</text:p>
      <text:p text:style-name="Text_20_body"/>
      <text:h text:style-name="P69" text:outline-level="1"><text:bookmark-start text:name="__RefHeading___Toc3239_529277545"/>Lab - Install Ubuntu on VM<text:bookmark-end text:name="__RefHeading___Toc3239_529277545"/></text:h>
      <text:p text:style-name="P83">Download and Install VMWare Fusion or Workstation from VMWare<text:span text:style-name="T42">. You can also use VirtualBox from Oracle. I have found VirtualBox isn't as good as VMWare.</text:span></text:p>
      <text:p text:style-name="CODE"><text:a xlink:type="simple" xlink:href="https://www.vmware.com/products/desktop-hypervisor/workstation-and-fusion" text:style-name="Internet_20_link" text:visited-style-name="Visited_20_Internet_20_Link">https://www.vmware.com/products/desktop-hypervisor/workstation-and-fusion</text:a></text:p>
      <text:p text:style-name="P83"/>
      <text:p text:style-name="P84">Download Ubuntu ISO</text:p>
      <text:p text:style-name="CODE"><text:a xlink:type="simple" xlink:href="https://ubuntu.com/download/server/arm" text:style-name="Internet_20_link" text:visited-style-name="Visited_20_Internet_20_Link">https://ubuntu.com/download/server/arm</text:a><text:span text:style-name="T43"> #ARM Server Distro</text:span></text:p>
      <text:p text:style-name="P83"/>
      <text:p text:style-name="CODE"><text:a xlink:type="simple" xlink:href="https://ubuntu.com/download/server/arm" text:style-name="Internet_20_link" text:visited-style-name="Visited_20_Internet_20_Link">https://ubuntu.com/download/desktop</text:a><text:span text:style-name="T43"> #Intel Desktop Distro</text:span></text:p>
      <text:p text:style-name="P83"/>
      <text:p text:style-name="P84">Install Ubuntu Server into VM</text:p>
      <text:p text:style-name="P85">Install an Ubuntu Server. Make sure to install 3rd Party Drivers during the process.</text:p>
      <text:p text:style-name="P84"/>
      <text:p text:style-name="P84">Install Desktop onto Ubuntu Server</text:p>
      <text:p text:style-name="CODE">sudo apt install ubuntu-desktop</text:p>
      <text:p text:style-name="P84"/>
      <text:p text:style-name="P53">Change Network Settings</text:p>
      <text:p text:style-name="P86">Change network in VMWare to bridge the network connection to allow outside computers to see the VM on the network.</text:p>
      <text:p text:style-name="Text_20_body"/>
      <text:p text:style-name="Text_20_body"/>
      <text:p text:style-name="Text_20_body"/>
      <text:p text:style-name="Text_20_body"/>
      <text:p text:style-name="P80"/>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pitch="variable"/>
    <style:font-face style:name="HelveticaNeue-Bold" svg:font-family="HelveticaNeue-Bold" style:font-pitch="variable"/>
    <style:font-face style:name="HelveticaNeue1" svg:font-family="Helvetica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enlo-Regular" svg:font-family="Menlo-Regular"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T1" style:family="text">
      <style:text-properties officeooo:rsid="0089bb3b"/>
    </style:style>
    <style:style style:name="MT2" style:family="text">
      <style:text-properties officeooo:rsid="00aeb0c9"/>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date style:data-style-name="N37" text:date-value="2026-03-10T13:47:27.420492419">03/10/26</text:date><text:tab/><text:span text:style-name="MT1">Version: ETCG-</text:span><text:span text:style-name="MT2">26</text:span><text:span text:style-name="MT1">.0</text:span><text:span text:style-name="MT2">3</text:span><text:span text:style-name="MT1">.</text:span><text:span text:style-name="MT2">1</text:span><text:span text:style-name="MT1">0</text:span><text:tab/><text:bookmark-start text:name="PageNumWizard_FOOTER_Default Page Style21 Copy 1"/><text:page-number text:select-page="current">20</text:page-number> / <text:page-count>20</text:page-count><text:bookmark-end text:name="PageNumWizard_FOOTER_Default Page Style21 Copy 1"/><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4T07:54:04.971334858</meta:creation-date>
    <meta:editing-duration>P1DT6H16M39S</meta:editing-duration>
    <meta:editing-cycles>32</meta:editing-cycles>
    <meta:generator>LibreOffice/24.8.4.2$MacOSX_AARCH64 LibreOffice_project/bb3cfa12c7b1bf994ecc5649a80400d06cd71002</meta:generator>
    <dc:title>SD In Person Class</dc:title>
    <dc:date>2026-03-10T13:41:11.157218431</dc:date>
    <meta:print-date>2026-03-10T11:07:38.730945204</meta:print-date>
    <meta:document-statistic meta:table-count="0" meta:image-count="0" meta:object-count="0" meta:page-count="20" meta:paragraph-count="423" meta:word-count="4026" meta:character-count="23922" meta:non-whitespace-character-count="20054"/>
    <meta:template xlink:type="simple" xlink:actuate="onRequest" xlink:title="SD In Person Class" xlink:href="../../../../../../Application%20Support/LibreOffice/4/user/template/SD%20In%20Person%20Class.ott" meta:date="2026-03-04T07:54:04.110874051"/>
  </office:meta>
</office:document-meta>
</file>